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office:automatic-styles>
  <office:body>
    <office:text text:use-soft-page-breaks="true">
      <text:p text:style-name="P1">Sivustoraportti</text:p>
      <text:p text:style-name="Normaali">Sivun ”pohja” oli alun perin hyvinkin synkkä ja aikomus oli tehdä erilaisia kokeiluja.. monen kokeilun kautta päädyin kuitenkin tekemään simppelimmän version. Tulin siihen lopputulokseen, että turha jättää kikkailut tältä erää, muuten ei tästä tule ikinä mitään…. hyvä kun perusasiat edes hallitsee.</text:p>
      <text:p text:style-name="Normaali">Alussa jumituin miettimään miten saan navigointibarin toisenväriseksi ym.. siihen kului turhaa aikaa. Navigointibar oli kuitenkin jo valmis mutta tietyt säädöt olisi hyvä jättää myöhemmäksi..</text:p>
      <text:p text:style-name="Normaali">Väreillä leikittely on hauskaa ja tekisi mieli kokeilla erilaisia komboja. Nyt tarkoitus kuitenkin saada sivusto valmiiksi… Tekstien ja kuvien asettelu oikeaan kohtaa tuntuu hieman ongelmalliselta. Tuntuu että kuvat ovat liian isoja ja ettei niitä näe helposti (vaatii katseen kulkeutumista ympäri näyttöä). Pitäisi saada helpommaksi katsoa.</text:p>
      <text:p text:style-name="Normaali">Miten käyttää erilaisia juttuja?? Tuntuu, että en osaa käyttää sotkematta koko sivua..</text:p>
      <text:p text:style-name="Normaali">Erittäin rajallinen määrä aikaa tehdä. Tämä antaa kuitenkin hyvät eväät vaikkapa kesäksi itsenäisesti kehittää omaa sivua jatkossa ja miettiä, mitä sivuille voisi sisällyttää.</text:p>
      <text:p text:style-name="Normaali"/>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a Hynninen</meta:initial-creator>
    <dc:creator>Laura Hynninen</dc:creator>
    <meta:creation-date>2020-05-24T23:36:00Z</meta:creation-date>
    <dc:date>2020-05-24T23:45:00Z</dc:date>
    <meta:template xlink:href="Normal" xlink:type="simple"/>
    <meta:editing-cycles>1</meta:editing-cycles>
    <meta:editing-duration>PT540S</meta:editing-duration>
    <meta:document-statistic meta:page-count="1" meta:paragraph-count="2" meta:word-count="122" meta:character-count="1113" meta:row-count="8" meta:non-whitespace-character-count="993"/>
  </office:meta>
</office:document-meta>
</file>